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color="#c5000b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>
      <style:graphic-properties draw:textarea-horizontal-align="justify" draw:textarea-vertical-align="middle" draw:auto-grow-height="false"/>
    </style:style>
    <style:style style:name="gr7" style:family="graphic">
      <style:graphic-properties svg:stroke-color="#0000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ffffff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fo:text-shadow="none" style:font-size-asian="14pt" style:font-size-complex="14pt"/>
    </style:style>
    <style:style style:name="P4" style:family="paragraph">
      <style:paragraph-properties fo:text-align="center"/>
      <style:text-properties fo:font-size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text-shadow="none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4cm" svg:height="2cm" svg:x="18cm" svg:y="1cm">
          <text:p text:style-name="P1"><text:span text:style-name="T1">TP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cm" svg:height="2cm" svg:x="18cm" svg:y="4cm"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3cm" svg:x2="20cm" svg:y2="4cm" draw:start-shape="id1" draw:start-glue-point="2" draw:end-shape="id2" draw:end-glue-point="0" svg:d="M20000 3000v1000" svg:viewBox="0 0 1 1001">
          <text:p/>
        </draw:connector>
        <draw:custom-shape draw:style-name="gr1" draw:text-style-name="P2" xml:id="id3" draw:id="id3" draw:layer="layout" svg:width="4cm" svg:height="2cm" svg:x="10cm" svg:y="8cm">
          <text:p text:style-name="P1"><text:span text:style-name="T1">CARGAR</text:span></text:p>
          <text:p text:style-name="P1"><text:span text:style-name="T1">ARCHIVO</text:span></text:p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cm" svg:height="2cm" svg:x="1cm" svg:y="12cm">
          <text:p text:style-name="P1"><text:span text:style-name="T1">AbrirArchiv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0cm" svg:y1="6cm" svg:x2="12cm" svg:y2="8cm" draw:start-shape="id2" draw:start-glue-point="2" draw:end-shape="id3" draw:end-glue-point="0" svg:d="M20000 6000v1000h-8000v1000" svg:viewBox="0 0 8001 2001">
          <text:p/>
        </draw:connector>
        <draw:connector draw:style-name="gr2" draw:text-style-name="P1" draw:layer="layout" svg:x1="12cm" svg:y1="10cm" svg:x2="3cm" svg:y2="12cm" draw:start-shape="id3" draw:start-glue-point="2" draw:end-shape="id4" draw:end-glue-point="0" svg:d="M12000 10000v1000h-9000v1000" svg:viewBox="0 0 9001 2001">
          <text:p/>
        </draw:connector>
        <draw:custom-shape draw:style-name="gr1" draw:text-style-name="P2" xml:id="id5" draw:id="id5" draw:layer="layout" svg:width="4cm" svg:height="2cm" svg:x="5.6cm" svg:y="12cm">
          <text:p text:style-name="P1"><text:span text:style-name="T1">Leer y etear </text:span></text:p>
          <text:p text:style-name="P1"><text:span text:style-name="T1">Parametr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cm" svg:y1="10cm" svg:x2="7.6cm" svg:y2="12cm" draw:start-shape="id3" draw:start-glue-point="2" draw:end-shape="id5" draw:end-glue-point="0" svg:d="M12000 10000v1000h-4400v1000" svg:viewBox="0 0 4401 2001">
          <text:p/>
        </draw:connector>
        <draw:custom-shape draw:style-name="gr1" draw:text-style-name="P2" xml:id="id6" draw:id="id6" draw:layer="layout" svg:width="4cm" svg:height="2cm" svg:x="10cm" svg:y="12cm">
          <text:p text:style-name="P1"><text:span text:style-name="T1">Posicionar</text:span></text:p>
          <text:p text:style-name="P1"><text:span text:style-name="T1">Maestro Ti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xml:id="id8" draw:id="id8" draw:layer="layout" svg:x1="12cm" svg:y1="10cm" svg:x2="12cm" svg:y2="12cm" draw:start-shape="id3" draw:start-glue-point="2" draw:end-shape="id6" draw:end-glue-point="0" svg:d="M12000 10000v2000" svg:viewBox="0 0 1 2001">
          <text:p/>
        </draw:connector>
        <draw:custom-shape draw:style-name="gr1" draw:text-style-name="P2" xml:id="id7" draw:id="id7" draw:layer="layout" svg:width="4cm" svg:height="2cm" svg:x="14.5cm" svg:y="12cm">
          <text:p text:style-name="P1"><text:span text:style-name="T1">Leer</text:span></text:p>
          <text:p text:style-name="P1"><text:span text:style-name="T1">Maestro Ti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cm" svg:y1="10cm" svg:x2="16.5cm" svg:y2="12cm" draw:start-shape="id3" draw:start-glue-point="2" draw:end-shape="id7" draw:end-glue-point="0" svg:d="M12000 10000v1000h4500v1000" svg:viewBox="0 0 4501 2001">
          <text:p/>
        </draw:connector>
        <draw:custom-shape draw:style-name="gr1" draw:text-style-name="P2" xml:id="id9" draw:id="id9" draw:layer="layout" svg:width="4cm" svg:height="2cm" svg:x="19cm" svg:y="12cm">
          <text:p text:style-name="P1"><text:span text:style-name="T1">Leer</text:span></text:p>
          <text:p text:style-name="P1"><text:span text:style-name="T1">Maestro Ti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cm" svg:y1="11cm" svg:x2="21cm" svg:y2="12cm" draw:start-shape="id8" draw:start-glue-point="0" draw:end-shape="id9" draw:end-glue-point="0" svg:d="M12000 11000h9000v1000" svg:viewBox="0 0 9001 1001">
          <text:p/>
        </draw:connector>
        <draw:custom-shape draw:style-name="gr1" draw:text-style-name="P2" xml:id="id10" draw:id="id10" draw:layer="layout" svg:width="4cm" svg:height="2cm" svg:x="1cm" svg:y="16cm">
          <text:p text:style-name="P1"><text:span text:style-name="T1">Call 'Empresas'</text:span></text:p>
          <text:p text:style-name="P1"><text:span text:style-name="T1">COD-OPER = 'O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3cm" svg:y1="14cm" svg:x2="3cm" svg:y2="16cm" draw:start-shape="id4" draw:start-glue-point="2" draw:end-shape="id10" draw:end-glue-point="0" svg:d="M3000 14000v2000" svg:viewBox="0 0 1 2001">
          <text:p/>
        </draw:connector>
        <draw:custom-shape draw:style-name="gr1" draw:text-style-name="P2" xml:id="id11" draw:id="id11" draw:layer="layout" svg:width="4cm" svg:height="2cm" svg:x="23.5cm" svg:y="12cm">
          <text:p text:style-name="P1"><text:span text:style-name="T1">Cargar</text:span></text:p>
          <text:p text:style-name="P1"><text:span text:style-name="T1">Archivos 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cm" svg:y1="10cm" svg:x2="25.5cm" svg:y2="12cm" draw:start-shape="id3" draw:start-glue-point="2" draw:end-shape="id11" draw:end-glue-point="0" svg:d="M12000 10000v1000h13500v1000" svg:viewBox="0 0 13501 2001">
          <text:p/>
        </draw:connector>
        <draw:custom-shape draw:style-name="gr1" draw:text-style-name="P2" xml:id="id12" draw:id="id12" draw:layer="layout" svg:width="4cm" svg:height="2cm" svg:x="13.5cm" svg:y="16cm">
          <text:p text:style-name="P1"><text:span text:style-name="T1">Buscar</text:span></text:p>
          <text:p text:style-name="P1"><text:span text:style-name="T1">Razón</text:span></text:p>
          <text:p text:style-name="P1"><text:span text:style-name="T1">Soc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3" draw:id="id13" draw:layer="layout" svg:width="4cm" svg:height="2cm" svg:x="18.5cm" svg:y="16cm">
          <text:p text:style-name="P1"><text:span text:style-name="T1">Cargar</text:span></text:p>
          <text:p text:style-name="P1"><text:span text:style-name="T1">Reg Arch</text:span></text:p>
          <text:p text:style-name="P1"><text:span text:style-name="T1">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4" draw:id="id14" draw:layer="layout" svg:width="4cm" svg:height="2cm" svg:x="23.5cm" svg:y="16cm">
          <text:p text:style-name="P1"><text:span text:style-name="T1">Leer</text:span></text:p>
          <text:p text:style-name="P1"><text:span text:style-name="T1">Maestro</text:span></text:p>
          <text:p text:style-name="P1"><text:span text:style-name="T1">Ti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5.5cm" svg:y1="14cm" svg:x2="15.5cm" svg:y2="16cm" draw:start-shape="id11" draw:start-glue-point="2" draw:end-shape="id12" svg:d="M25500 14000v1000h-10000v1000" svg:viewBox="0 0 10001 2001">
          <text:p/>
        </draw:connector>
        <draw:connector draw:style-name="gr2" draw:text-style-name="P1" draw:layer="layout" svg:x1="25.5cm" svg:y1="14cm" svg:x2="20.5cm" svg:y2="16cm" draw:start-shape="id11" draw:start-glue-point="2" draw:end-shape="id13" svg:d="M25500 14000v1000h-5000v1000" svg:viewBox="0 0 5001 2001">
          <text:p/>
        </draw:connector>
        <draw:connector draw:style-name="gr2" draw:text-style-name="P1" draw:layer="layout" svg:x1="25.5cm" svg:y1="14cm" svg:x2="25.5cm" svg:y2="16cm" draw:start-shape="id11" draw:start-glue-point="2" draw:end-shape="id14" draw:end-glue-point="0" svg:d="M25500 14000v2000" svg:viewBox="0 0 1 2001">
          <text:p/>
        </draw:connector>
        <draw:custom-shape draw:style-name="gr1" draw:text-style-name="P2" xml:id="id15" draw:id="id15" draw:layer="layout" svg:width="4cm" svg:height="2cm" svg:x="13.5cm" svg:y="20cm">
          <text:p text:style-name="P1"><text:span text:style-name="T1">Call 'Empresas'</text:span></text:p>
          <text:p text:style-name="P1"><text:span text:style-name="T1">COD-OPER = 'R'|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5.5cm" svg:y1="18cm" svg:x2="15.5cm" svg:y2="20cm" draw:start-shape="id12" draw:start-glue-point="2" draw:end-shape="id15" draw:end-glue-point="0" svg:d="M15500 18000v2000" svg:viewBox="0 0 1 2001">
          <text:p/>
        </draw:connector>
        <draw:custom-shape draw:style-name="gr1" draw:text-style-name="P2" xml:id="id16" draw:id="id16" draw:layer="layout" svg:width="4cm" svg:height="2cm" svg:x="28cm" svg:y="12cm">
          <text:p text:style-name="P1"><text:span text:style-name="T1">Cargar</text:span></text:p>
          <text:p text:style-name="P1"><text:span text:style-name="T1">Archivos 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cm" svg:y1="10cm" svg:x2="30cm" svg:y2="12cm" draw:start-shape="id3" draw:start-glue-point="2" draw:end-shape="id16" svg:d="M12000 10000v1000h18000v1000" svg:viewBox="0 0 18001 2001">
          <text:p/>
        </draw:connector>
        <draw:connector draw:style-name="gr2" draw:text-style-name="P1" draw:layer="layout" svg:x1="30cm" svg:y1="14cm" svg:x2="30cm" svg:y2="16cm" draw:start-shape="id16" draw:start-glue-point="2" draw:end-shape="id17" draw:end-glue-point="0" svg:d="M30000 14000v2000" svg:viewBox="0 0 1 2001">
          <text:p/>
        </draw:connector>
        <draw:custom-shape draw:style-name="gr1" draw:text-style-name="P2" xml:id="id17" draw:id="id17" draw:layer="layout" svg:width="4cm" svg:height="2cm" svg:x="28cm" svg:y="16cm">
          <text:p text:style-name="P1"><text:span text:style-name="T1">Call 'Empresas'</text:span></text:p>
          <text:p text:style-name="P1"><text:span text:style-name="T1">COD-OPER = 'R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8" draw:id="id18" draw:layer="layout" svg:width="4cm" svg:height="2cm" svg:x="34cm" svg:y="8cm">
          <text:p text:style-name="P1"><text:span text:style-name="T1">PROCESAR </text:span></text:p>
          <text:p text:style-name="P1"><text:span text:style-name="T1">ARCHIVO </text:span></text:p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6cm" svg:x2="36cm" svg:y2="8cm" draw:start-shape="id2" draw:start-glue-point="2" draw:end-shape="id18" draw:end-glue-point="0" svg:d="M20000 6000v1000h16000v1000" svg:viewBox="0 0 16001 2001">
          <text:p/>
        </draw:connector>
        <draw:custom-shape draw:style-name="gr1" draw:text-style-name="P2" xml:id="id19" draw:id="id19" draw:layer="layout" svg:width="4cm" svg:height="2cm" svg:x="32.6cm" svg:y="12cm">
          <text:p text:style-name="P1"><text:span text:style-name="T1">Leer</text:span></text:p>
          <text:p text:style-name="P1"><text:span text:style-name="T1">Archivos 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0" draw:id="id20" draw:layer="layout" svg:width="4cm" svg:height="2cm" svg:x="37cm" svg:y="12cm">
          <text:p text:style-name="P1"><text:span text:style-name="T1">Procesar</text:span></text:p>
          <text:p text:style-name="P1"><text:span text:style-name="T1">List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36cm" svg:y1="10cm" svg:x2="34.6cm" svg:y2="12cm" draw:start-shape="id18" draw:start-glue-point="2" draw:end-shape="id19" svg:d="M36000 10000v1000h-1400v1000" svg:viewBox="0 0 1401 2001">
          <text:p/>
        </draw:connector>
        <draw:connector draw:style-name="gr2" draw:text-style-name="P1" draw:layer="layout" svg:x1="36cm" svg:y1="10cm" svg:x2="39cm" svg:y2="12cm" draw:start-shape="id18" draw:start-glue-point="2" draw:end-shape="id20" draw:end-glue-point="0" svg:d="M36000 10000v1000h3000v1000" svg:viewBox="0 0 3001 2001">
          <text:p/>
        </draw:connector>
        <draw:custom-shape draw:style-name="gr3" draw:text-style-name="P3" xml:id="id21" draw:id="id21" draw:layer="layout" svg:width="4cm" svg:height="2cm" svg:x="37cm" svg:y="16cm">
          <text:p text:style-name="P1"><text:span text:style-name="T2">LOGICA</text:span></text:p>
          <text:p text:style-name="P1"><text:span text:style-name="T2">CORTE</text:span></text:p>
          <text:p text:style-name="P1"><text:span text:style-name="T2">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39cm" svg:y1="14cm" svg:x2="39cm" svg:y2="16cm" draw:start-shape="id20" draw:start-glue-point="2" draw:end-shape="id21" draw:end-glue-point="0" svg:d="M39000 14000v2000" svg:viewBox="0 0 1 2001">
          <text:p/>
        </draw:connector>
        <draw:custom-shape draw:style-name="gr3" draw:text-style-name="P3" xml:id="id22" draw:id="id22" draw:layer="layout" svg:width="4cm" svg:height="2cm" svg:x="7.84cm" svg:y="15.946cm">
          <text:p text:style-name="P1"><text:span text:style-name="T2">SUBRUTINA</text:span></text:p>
          <text:p text:style-name="P1"><text:span text:style-name="T2">COD-OPER = “A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-1.973cm" svg:x1="12cm" svg:y1="10cm" svg:x2="9.84cm" svg:y2="15.946cm" draw:start-shape="id3" draw:start-glue-point="2" draw:end-shape="id22" draw:end-glue-point="0" svg:d="M12000 10000v1000h-2160v4946" svg:viewBox="0 0 2161 5947">
          <text:p/>
        </draw:connector>
        <draw:custom-shape draw:style-name="gr4" draw:text-style-name="P2" draw:layer="Layer4" svg:width="4cm" svg:height="2cm" svg:x="0.8cm" svg:y="24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24" draw:id="id24" draw:layer="Layer4" svg:width="4cm" svg:height="2cm" svg:x="6.6cm" svg:y="2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er4" svg:x1="6cm" svg:y1="23.5cm" svg:x2="8.6cm" svg:y2="24.6cm" draw:start-shape="id23" draw:start-glue-point="2" draw:end-shape="id24" draw:end-glue-point="0" svg:d="M6000 23500v550h2600v550" svg:viewBox="0 0 2601 1101">
          <text:p/>
        </draw:connector>
        <draw:custom-shape draw:style-name="gr4" draw:text-style-name="P2" xml:id="id25" draw:id="id25" draw:layer="Layer4" svg:width="4cm" svg:height="2cm" svg:x="6.6cm" svg:y="28.8cm">
          <text:p text:style-name="P4"><text:span text:style-name="T1">COD-ERROR</text:span></text:p>
          <text:p text:style-name="P4"><text:span text:style-name="T1">←</text:span></text:p>
          <text:p text:style-name="P4"><text:span text:style-name="T1">'ZZ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er4" svg:x1="8.6cm" svg:y1="26.6cm" svg:x2="8.6cm" svg:y2="28.8cm" draw:start-shape="id24" draw:start-glue-point="2" draw:end-shape="id25" draw:end-glue-point="0" svg:d="M8600 26600v2200" svg:viewBox="0 0 1 2201">
          <text:p/>
        </draw:connector>
        <draw:custom-shape draw:style-name="gr4" draw:text-style-name="P2" xml:id="id28" draw:id="id28" draw:layer="Layer4" svg:width="4cm" svg:height="0.4cm" svg:x="0.8cm" svg:y="2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6" draw:id="id26" draw:layer="Layer4" svg:width="4cm" svg:height="0.4cm" svg:x="0.8cm" svg:y="2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7" draw:id="id27" draw:layer="Layer4" svg:width="4cm" svg:height="2cm" svg:x="0.8cm" svg:y="28.8cm">
          <text:p text:style-name="P4"><text:span text:style-name="T1">COD-ERROR</text:span></text:p>
          <text:p text:style-name="P4"><text:span text:style-name="T1">←</text:span></text:p>
          <text:p text:style-name="P4"><text:span text:style-name="T1">'OK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er4" svg:x1="2.8cm" svg:y1="26.6cm" svg:x2="2.8cm" svg:y2="28.8cm" draw:start-shape="id26" draw:start-glue-point="2" draw:end-shape="id27" draw:end-glue-point="0" svg:d="M2800 26600v2200" svg:viewBox="0 0 1 2201">
          <text:p/>
        </draw:connector>
        <draw:custom-shape draw:style-name="gr4" draw:text-style-name="P2" xml:id="id23" draw:id="id23" draw:layer="Layer4" svg:width="4cm" svg:height="2cm" svg:x="4cm" svg:y="21.5cm">
          <text:p text:style-name="P4"><text:span text:style-name="T1">VERIFICAR 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er4" svg:x1="2.8cm" svg:y1="24.6cm" svg:x2="6cm" svg:y2="23.5cm" draw:start-shape="id28" draw:start-glue-point="0" draw:end-shape="id23" draw:end-glue-point="2" svg:d="M2800 24600v-550h3200v-550" svg:viewBox="0 0 3201 1101">
          <text:p/>
        </draw:connector>
      </draw:page>
      <draw:page draw:name="page2" draw:style-name="dp1" draw:master-page-name="Predeterminado">
        <draw:custom-shape draw:style-name="gr6" draw:text-style-name="P2" xml:id="id29" draw:id="id29" draw:layer="Layout" svg:width="6.2cm" svg:height="2cm" svg:x="14.7cm" svg:y="1.5cm">
          <text:p text:style-name="P4"><text:span text:style-name="T1">SUBRUTINA-EMPRESA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30" draw:id="id30" draw:layer="Layout" svg:width="4cm" svg:height="2cm" svg:x="3.2cm" svg:y="5.7cm">
          <text:p text:style-name="P4"><text:span text:style-name="T1">COD-OPER = 'A'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31" draw:id="id31" draw:layer="Layout" svg:width="4cm" svg:height="2cm" svg:x="3.2cm" svg:y="8.9cm">
          <text:p text:style-name="P4"><text:span text:style-name="T1">ABR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7.8cm" svg:y1="3.5cm" svg:x2="5.2cm" svg:y2="5.7cm" draw:start-shape="id29" draw:start-glue-point="2" draw:end-shape="id30" draw:end-glue-point="0" svg:d="M17800 3500v1100h-12600v1100" svg:viewBox="0 0 12601 2201">
          <text:p/>
        </draw:connector>
        <draw:connector draw:style-name="gr5" draw:text-style-name="P1" draw:layer="layout" svg:x1="5.2cm" svg:y1="7.7cm" svg:x2="5.2cm" svg:y2="8.9cm" draw:start-shape="id30" draw:start-glue-point="2" draw:end-shape="id31" draw:end-glue-point="0" svg:d="M5200 7700v1200" svg:viewBox="0 0 1 1201">
          <text:p/>
        </draw:connector>
        <draw:custom-shape draw:style-name="gr7" draw:text-style-name="P2" xml:id="id32" draw:id="id32" draw:layer="Layout" svg:width="4cm" svg:height="2cm" svg:x="1.1cm" svg:y="12.1cm">
          <text:p text:style-name="P4"><text:span text:style-name="T1">OPEN <text:s/>I </text:span></text:p>
          <text:p text:style-name="P4"><text:span text:style-name="T1">ARCH-EMP-IDX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5.2cm" svg:y1="10.9cm" svg:x2="3.1cm" svg:y2="12.1cm" draw:start-shape="id31" draw:start-glue-point="2" draw:end-shape="id32" draw:end-glue-point="0" svg:d="M5200 10900v600h-2100v600" svg:viewBox="0 0 2101 1201">
          <text:p/>
        </draw:connector>
        <draw:custom-shape draw:style-name="gr8" draw:text-style-name="P2" draw:layer="layout" svg:width="6.2cm" svg:height="2cm" svg:x="20.5cm" svg:y="1.6cm">
          <text:p text:style-name="P4"><text:span text:style-name="T1">USING </text:span></text:p>
          <text:p text:style-name="P4"><text:span text:style-name="T1">COD-OPER, CUIT,</text:span></text:p>
          <text:p text:style-name="P4"><text:span text:style-name="T1">RAZON-SOCIAL,</text:span></text:p>
          <text:p text:style-name="P4"><text:span text:style-name="T1">COD-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cm" svg:height="0.4cm" svg:x="3.2cm" svg:y="5.7cm">
          <text:p text:style-name="P4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cm" svg:height="0.4cm" svg:x="3.2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33" draw:id="id33" draw:layer="layout" svg:width="4cm" svg:height="2cm" svg:x="14.5cm" svg:y="5.7cm">
          <text:p text:style-name="P4"><text:span text:style-name="T1">COD-OPER = 'C'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4" draw:id="id34" draw:layer="layout" svg:width="4cm" svg:height="2cm" svg:x="14.5cm" svg:y="8.9cm">
          <text:p text:style-name="P4"><text:span text:style-name="T1">CERR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7.8cm" svg:y1="3.5cm" svg:x2="16.5cm" svg:y2="5.7cm" draw:start-shape="id29" draw:start-glue-point="2" draw:end-shape="id33" draw:end-glue-point="0" svg:d="M17800 3500v1100h-1300v1100" svg:viewBox="0 0 1301 2201">
          <text:p/>
        </draw:connector>
        <draw:connector draw:style-name="gr5" draw:text-style-name="P1" draw:layer="layout" svg:x1="16.5cm" svg:y1="7.7cm" svg:x2="16.5cm" svg:y2="8.9cm" draw:start-shape="id33" draw:start-glue-point="2" draw:end-shape="id34" draw:end-glue-point="0" svg:d="M16500 7700v1200" svg:viewBox="0 0 1 1201">
          <text:p/>
        </draw:connector>
        <draw:custom-shape draw:style-name="gr4" draw:text-style-name="P2" xml:id="id35" draw:id="id35" draw:layer="layout" svg:width="4cm" svg:height="2cm" svg:x="12.1cm" svg:y="12.1cm">
          <text:p text:style-name="P4"><text:span text:style-name="T1">CLOSE</text:span></text:p>
          <text:p text:style-name="P4"><text:span text:style-name="T1">ARCH-EMP-IDX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6.5cm" svg:y1="10.9cm" svg:x2="14.1cm" svg:y2="12.1cm" draw:start-shape="id34" draw:start-glue-point="2" draw:end-shape="id35" draw:end-glue-point="0" svg:d="M16500 10900v600h-2400v600" svg:viewBox="0 0 2401 1201">
          <text:p/>
        </draw:connector>
        <draw:custom-shape draw:style-name="gr4" draw:text-style-name="P2" draw:layer="layout" svg:width="4cm" svg:height="0.4cm" svg:x="14.5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cm" svg:height="0.4cm" svg:x="14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36" draw:id="id36" draw:layer="layout" svg:width="4cm" svg:height="2cm" svg:x="26.5cm" svg:y="5.7cm">
          <text:p text:style-name="P4"><text:span text:style-name="T1">COD-OPER = 'L'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7" draw:id="id37" draw:layer="layout" svg:width="4cm" svg:height="2cm" svg:x="26.5cm" svg:y="8.9cm">
          <text:p text:style-name="P4"><text:span text:style-name="T1">LE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7.8cm" svg:y1="3.5cm" svg:x2="28.5cm" svg:y2="5.7cm" draw:start-shape="id29" draw:start-glue-point="2" draw:end-shape="id36" draw:end-glue-point="0" svg:d="M17800 3500v1100h10700v1100" svg:viewBox="0 0 10701 2201">
          <text:p/>
        </draw:connector>
        <draw:connector draw:style-name="gr5" draw:text-style-name="P1" draw:layer="layout" svg:x1="28.5cm" svg:y1="7.7cm" svg:x2="28.5cm" svg:y2="8.9cm" draw:start-shape="id36" draw:start-glue-point="2" draw:end-shape="id37" draw:end-glue-point="0" svg:d="M28500 7700v1200" svg:viewBox="0 0 1 1201">
          <text:p/>
        </draw:connector>
        <draw:custom-shape draw:style-name="gr4" draw:text-style-name="P2" xml:id="id38" draw:id="id38" draw:layer="layout" svg:width="4cm" svg:height="3cm" svg:x="21.7cm" svg:y="12.1cm">
          <text:p text:style-name="P4"><text:span text:style-name="T1">REG-EMP-CUIT</text:span></text:p>
          <text:p text:style-name="P4"><text:span text:style-name="T1">←</text:span></text:p>
          <text:p text:style-name="P4"><text:span text:style-name="T1">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8.5cm" svg:y1="10.9cm" svg:x2="23.7cm" svg:y2="12.1cm" draw:start-shape="id37" draw:start-glue-point="2" draw:end-shape="id38" draw:end-glue-point="0" svg:d="M28500 10900v600h-4800v600" svg:viewBox="0 0 4801 1201">
          <text:p/>
        </draw:connector>
        <draw:custom-shape draw:style-name="gr4" draw:text-style-name="P2" draw:layer="layout" svg:width="4cm" svg:height="0.4cm" svg:x="26.5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cm" svg:height="0.4cm" svg:x="26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39" draw:id="id39" draw:layer="layout" svg:width="4.9cm" svg:height="3cm" svg:x="26.1cm" svg:y="12.1cm">
          <text:p text:style-name="P4"><text:span text:style-name="T1">READ </text:span></text:p>
          <text:p text:style-name="P4"><text:span text:style-name="T1">ARCH-EMP-IDX</text:span></text:p>
          <text:p text:style-name="P4"><text:span text:style-name="T1">RECORD KEY IS </text:span></text:p>
          <text:p text:style-name="P4"><text:span text:style-name="T1">REG-EMP-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8.5cm" svg:y1="10.9cm" svg:x2="28.55cm" svg:y2="12.1cm" draw:start-shape="id37" draw:start-glue-point="2" draw:end-shape="id39" draw:end-glue-point="0" svg:d="M28500 10900v600h50v600" svg:viewBox="0 0 51 1201">
          <text:p/>
        </draw:connector>
        <draw:custom-shape draw:style-name="gr4" draw:text-style-name="P2" xml:id="id40" draw:id="id40" draw:layer="layout" svg:width="4cm" svg:height="2.6cm" svg:x="31.6cm" svg:y="12.1cm">
          <text:p text:style-name="P4"><text:span text:style-name="T1">VERIFICAR 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8.5cm" svg:y1="10.9cm" svg:x2="33.6cm" svg:y2="12.1cm" draw:start-shape="id37" draw:end-shape="id40" draw:end-glue-point="0" svg:d="M28500 10900v600h5100v600" svg:viewBox="0 0 5101 1201">
          <text:p/>
        </draw:connector>
        <draw:custom-shape draw:style-name="gr8" draw:text-style-name="P2" draw:layer="layout" svg:width="5.3cm" svg:height="2cm" svg:x="26.2cm" svg:y="14.9cm">
          <text:p text:style-name="P4"><text:span text:style-name="T1">RANDOM AC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1" draw:id="id41" draw:layer="layout" svg:width="4cm" svg:height="2cm" svg:x="5.6cm" svg:y="12.1cm">
          <text:p text:style-name="P4"><text:span text:style-name="T1">VERIFICAR 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line-skew="0.25cm" svg:x1="5.2cm" svg:y1="10.9cm" svg:x2="7.6cm" svg:y2="12.1cm" draw:end-shape="id41" draw:end-glue-point="0" svg:d="M5200 10900v600h2400v600" svg:viewBox="0 0 2401 1201">
          <text:p/>
        </draw:connector>
        <draw:custom-shape draw:style-name="gr4" draw:text-style-name="P2" xml:id="id42" draw:id="id42" draw:layer="layout" svg:width="4cm" svg:height="2cm" svg:x="16.4cm" svg:y="12.1cm">
          <text:p text:style-name="P4"><text:span text:style-name="T1">VERIFICAR 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line-skew="0.25cm" svg:x1="16.5cm" svg:y1="10.9cm" svg:x2="18.4cm" svg:y2="12.1cm" draw:end-shape="id42" draw:end-glue-point="0" svg:d="M16500 10900v600h1900v600" svg:viewBox="0 0 1901 1201">
          <text:p/>
        </draw:connector>
        <draw:custom-shape draw:style-name="gr4" draw:text-style-name="P2" draw:layer="layout" svg:width="4cm" svg:height="2cm" svg:x="8.8cm" svg:y="20.5cm"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xml:id="id44" draw:id="id44" draw:layer="layout" svg:width="4cm" svg:height="2cm" svg:x="14.6cm" svg:y="20.5cm">
          <text:p text:style-name="P4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4cm" svg:y1="19.4cm" svg:x2="16.6cm" svg:y2="20.5cm" draw:start-shape="id43" draw:start-glue-point="2" draw:end-shape="id44" draw:end-glue-point="0" svg:d="M14000 19400v550h2600v550" svg:viewBox="0 0 2601 1101">
          <text:p/>
        </draw:connector>
        <draw:custom-shape draw:style-name="gr4" draw:text-style-name="P2" xml:id="id45" draw:id="id45" draw:layer="layout" svg:width="4cm" svg:height="2cm" svg:x="14.6cm" svg:y="24.7cm">
          <text:p text:style-name="P4"><text:span text:style-name="T1">COD-ERROR</text:span></text:p>
          <text:p text:style-name="P4"><text:span text:style-name="T1">←</text:span></text:p>
          <text:p text:style-name="P4"><text:span text:style-name="T1">'ZZ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6.6cm" svg:y1="22.5cm" svg:x2="16.6cm" svg:y2="24.7cm" draw:start-shape="id44" draw:start-glue-point="2" draw:end-shape="id45" draw:end-glue-point="0" svg:d="M16600 22500v2200" svg:viewBox="0 0 1 2201">
          <text:p/>
        </draw:connector>
        <draw:custom-shape draw:style-name="gr4" draw:text-style-name="P2" xml:id="id48" draw:id="id48" draw:layer="layout" svg:width="4cm" svg:height="0.4cm" svg:x="8.8cm" svg:y="2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6" draw:id="id46" draw:layer="layout" svg:width="4cm" svg:height="0.4cm" svg:x="8.8cm" svg:y="2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7" draw:id="id47" draw:layer="layout" svg:width="4cm" svg:height="2cm" svg:x="8.8cm" svg:y="24.7cm">
          <text:p text:style-name="P4"><text:span text:style-name="T1">COD-ERROR</text:span></text:p>
          <text:p text:style-name="P4"><text:span text:style-name="T1">←</text:span></text:p>
          <text:p text:style-name="P4"><text:span text:style-name="T1">'OK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0.8cm" svg:y1="22.5cm" svg:x2="10.8cm" svg:y2="24.7cm" draw:start-shape="id46" draw:start-glue-point="2" draw:end-shape="id47" draw:end-glue-point="0" svg:d="M10800 22500v2200" svg:viewBox="0 0 1 2201">
          <text:p/>
        </draw:connector>
        <draw:custom-shape draw:style-name="gr4" draw:text-style-name="P2" xml:id="id43" draw:id="id43" draw:layer="layout" svg:width="4cm" svg:height="2cm" svg:x="12cm" svg:y="17.4cm">
          <text:p text:style-name="P4"><text:span text:style-name="T1">VERIFICAR 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0.8cm" svg:y1="20.5cm" svg:x2="14cm" svg:y2="19.4cm" draw:start-shape="id48" draw:start-glue-point="0" draw:end-shape="id43" draw:end-glue-point="2" svg:d="M10800 20500v-550h3200v-550" svg:viewBox="0 0 3201 1101">
          <text:p/>
        </draw:connector>
        <draw:custom-shape draw:style-name="gr4" draw:text-style-name="P2" xml:id="id49" draw:id="id49" draw:layer="layout" svg:width="5cm" svg:height="2.6cm" svg:x="35.9cm" svg:y="12.1cm">
          <text:p text:style-name="P4"><text:span text:style-name="T1">COD-ERROR = 'OK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8.5cm" svg:y1="10.9cm" svg:x2="38.4cm" svg:y2="12.1cm" draw:start-shape="id37" draw:start-glue-point="2" draw:end-shape="id49" svg:d="M28500 10900v600h9900v600" svg:viewBox="0 0 9901 1201">
          <text:p/>
        </draw:connector>
        <draw:custom-shape draw:style-name="gr4" draw:text-style-name="P2" draw:layer="layout" svg:width="4cm" svg:height="2cm" svg:x="36.4cm" svg:y="17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2" draw:id="id52" draw:layer="layout" svg:width="4cm" svg:height="0.4cm" svg:x="36.4cm" svg:y="1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0" draw:id="id50" draw:layer="layout" svg:width="4cm" svg:height="0.4cm" svg:x="36.4cm" svg:y="1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1" draw:id="id51" draw:layer="layout" svg:width="4.9cm" svg:height="2cm" svg:x="35.9cm" svg:y="21.5cm">
          <text:p text:style-name="P4"><text:span text:style-name="T1">RAZON-SOCIAL</text:span></text:p>
          <text:p text:style-name="P4"><text:span text:style-name="T1">←</text:span></text:p>
          <text:p text:style-name="P4"><text:span text:style-name="T1">REG-EMP-RAZ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38.4cm" svg:y1="19.3cm" svg:x2="38.35cm" svg:y2="21.5cm" draw:start-shape="id50" draw:start-glue-point="2" draw:end-shape="id51" draw:end-glue-point="0" svg:d="M38400 19300v1100h-50v1100" svg:viewBox="0 0 51 2201">
          <text:p/>
        </draw:connector>
        <draw:connector draw:style-name="gr5" draw:text-style-name="P1" draw:layer="layout" svg:x1="38.4cm" svg:y1="17.3cm" svg:x2="38.4cm" svg:y2="14.7cm" draw:start-shape="id52" draw:start-glue-point="0" draw:end-shape="id49" draw:end-glue-point="2" svg:d="M38400 17300v-2600" svg:viewBox="0 0 1 2601">
          <text:p/>
        </draw:connector>
        <officeooo:annotation svg:x="0cm" svg:y="0cm">
          <dc:date>2015-06-29T09:58:08</dc:date>
          <text:p/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8T12:31:27.447239681</meta:creation-date>
    <dc:date>2015-06-29T12:52:10.501989389</dc:date>
    <meta:editing-duration>PT4H53M39S</meta:editing-duration>
    <meta:editing-cycles>18</meta:editing-cycles>
    <meta:generator>LibreOffice/4.2.8.2$Linux_x86 LibreOffice_project/420m0$Build-2</meta:generator>
    <meta:document-statistic meta:object-count="106"/>
  </office:meta>
</office:document-meta>
</file>